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2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3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749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6.436cm" style:use-optimal-column-width="false"/>
    </style:style>
    <style:style style:name="co15" style:family="table-column">
      <style:table-column-properties style:column-width="9.995cm" style:use-optimal-column-width="false"/>
    </style:style>
    <style:style style:name="co16" style:family="table-column">
      <style:table-column-properties style:column-width="12.828cm" style:use-optimal-column-width="false"/>
    </style:style>
    <style:style style:name="co17" style:family="table-column">
      <style:table-column-properties style:column-width="5.799cm" style:use-optimal-column-width="false"/>
    </style:style>
    <style:style style:name="co18" style:family="table-column">
      <style:table-column-properties style:column-width="9.907cm" style:use-optimal-column-width="false"/>
    </style:style>
    <style:style style:name="co19" style:family="table-column">
      <style:table-column-properties style:column-width="7.91cm" style:use-optimal-column-width="false"/>
    </style:style>
    <style:style style:name="co20" style:family="table-column">
      <style:table-column-properties style:column-width="6.535cm" style:use-optimal-column-width="false"/>
    </style:style>
    <style:style style:name="co21" style:family="table-column">
      <style:table-column-properties style:column-width="7.012cm" style:use-optimal-column-width="false"/>
    </style:style>
    <style:style style:name="co22" style:family="table-column">
      <style:table-column-properties style:column-width="9.58cm" style:use-optimal-column-width="false"/>
    </style:style>
    <style:style style:name="co23" style:family="table-column">
      <style:table-column-properties style:column-width="5.772cm" style:use-optimal-column-width="false"/>
    </style:style>
    <style:style style:name="co24" style:family="table-column">
      <style:table-column-properties style:column-width="11.107cm" style:use-optimal-column-width="false"/>
    </style:style>
    <style:style style:name="co25" style:family="table-column">
      <style:table-column-properties style:column-width="8.785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ce1" style:family="table-cell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fo:background-color="transparen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1pt" fo:font-style="italic"/>
    </style:style>
    <style:style style:name="P24" style:family="paragraph">
      <loext:graphic-properties draw:fill="none" draw:fill-color="#ffffff"/>
      <style:paragraph-properties style:writing-mode="lr-tb"/>
      <style:text-properties style:font-name="Microsoft Sans Serif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" fo:font-size="10pt"/>
    </style:style>
    <style:style style:name="P29" style:family="paragraph">
      <style:paragraph-properties fo:text-align="start"/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" fo:font-size="10pt" fo:font-style="italic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" fo:font-size="8pt" style:text-underline-style="none" style:font-size-asian="8pt" style:font-size-complex="8pt"/>
    </style:style>
    <style:style style:name="T5" style:family="text">
      <style:text-properties style:font-name="DejaVu Sans Mono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" fo:font-size="11pt" style:font-size-asian="11pt" style:font-size-complex="11pt"/>
    </style:style>
    <style:style style:name="T8" style:family="text">
      <style:text-properties style:use-window-font-color="true" style:font-name="Microsoft Sans Serif" fo:font-size="11pt" style:letter-kerning="true" style:font-name-asian="Microsoft YaHei" style:font-size-asian="11pt" style:font-name-complex="Lucida Sans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" fo:font-size="11pt" style:letter-kerning="true" style:font-name-asian="Microsoft Sans Serif2" style:font-size-asian="11pt" style:font-name-complex="Microsoft Sans Serif2" style:font-size-complex="11pt"/>
    </style:style>
    <style:style style:name="T13" style:family="text">
      <style:text-properties style:font-name="Microsoft Sans Serif" fo:font-size="9pt" style:font-size-asian="9pt" style:font-size-complex="9pt"/>
    </style:style>
    <style:style style:name="T14" style:family="text">
      <style:text-properties style:use-window-font-color="true" style:font-name="Liberation Sans" fo:font-size="11pt" style:letter-kerning="true" style:font-name-asian="Microsoft YaHei" style:font-size-asian="11pt" style:font-name-complex="Lucida Sans" style:font-size-complex="11pt"/>
    </style:style>
    <style:style style:name="T15" style:family="text">
      <style:text-properties style:use-window-font-color="true" style:font-name="Microsoft Sans Serif" fo:font-size="11pt" style:letter-kerning="true" style:font-size-asian="11pt" style:font-size-complex="11pt"/>
    </style:style>
    <style:style style:name="T16" style:family="text">
      <style:text-properties style:font-name="Microsoft Sans Serif" fo:font-size="11pt" fo:font-style="normal"/>
    </style:style>
    <style:style style:name="T17" style:family="text">
      <style:text-properties style:font-name="Microsoft Sans Serif" fo:font-size="11pt" fo:font-style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1pt" fo:font-style="italic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2" fo:font-size="11pt" fo:font-style="normal" fo:text-shadow="none" style:text-underline-style="none" fo:font-weight="normal" style:letter-kerning="true" style:font-name-asian="Microsoft Sans Serif2" style:font-size-asian="11pt" style:font-style-asian="normal" style:font-weight-asian="normal" style:font-name-complex="Microsoft Sans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" fo:font-size="10pt" style:font-size-asian="11pt" style:font-size-complex="11pt"/>
    </style:style>
    <style:style style:name="T25" style:family="text">
      <style:text-properties style:font-name="Microsoft Sans Serif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" fo:font-size="4pt" fo:font-style="normal" fo:text-shadow="none" style:text-underline-style="none" fo:font-weight="normal" style:letter-kerning="true" style:font-name-asian="Consolas1" style:font-size-asian="4pt" style:font-style-asian="normal" style:font-weight-asian="normal" style:font-name-complex="Consolas1" style:font-size-complex="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letter-kerning="true" style:font-name-asian="Consolas1" style:font-size-asian="10pt" style:font-style-asian="normal" style:font-weight-asian="bold" style:font-name-complex="Consolas1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" fo:font-size="11pt" fo:font-style="normal" fo:text-shadow="none" style:text-underline-style="none" fo:font-weight="bold" style:letter-kerning="true" style:font-name-asian="Consolas1" style:font-size-asian="11pt" style:font-style-asian="normal" style:font-weight-asian="bold" style:font-name-complex="Consolas1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Microsoft Sans Serif" fo:font-size="10pt" fo:font-style="italic" style:font-size-asian="10pt" style:font-style-asian="italic" style:font-size-complex="10pt" style:font-style-complex="italic"/>
    </style:style>
    <style:style style:name="T39" style:family="text">
      <style:text-properties style:use-window-font-color="true" style:font-name="Microsoft Sans Serif" fo:font-size="10pt" fo:language="en" fo:country="US" style:letter-kerning="true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Arial1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Liberation Sans" fo:font-size="10pt" style:letter-kerning="true" style:font-name-asian="Microsoft YaHei" style:font-size-asian="10pt" style:font-name-complex="Lucida Sans" style:font-size-complex="10pt"/>
    </style:style>
    <style:style style:name="T42" style:family="text">
      <style:text-properties style:use-window-font-color="true" style:font-name="Microsoft Sans Serif" fo:font-size="10pt" style:letter-kerning="true" style:font-name-asian="Microsoft YaHei" style:font-size-asian="10pt" style:font-name-complex="Lucida Sans" style:font-size-complex="10pt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font-name="Microsoft Sans Serif" fo:font-size="10pt" fo:language="en" fo:country="US" style:letter-kerning="true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46" style:family="text">
      <style:text-properties style:use-window-font-color="true" style:font-name="Microsoft Sans Serif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language="en" fo:country="US" fo:font-style="normal" fo:text-shadow="none" style:text-underline-style="none" fo:font-weight="normal" style:letter-kerning="true" style:font-name-asian="Microsoft YaHei" style:font-size-asian="10pt" style:language-asian="de" style:country-asian="CH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Microsoft Sans Serif" fo:font-size="10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icrosoft Sans Serif" fo:font-size="10pt" fo:font-style="italic" style:font-size-asian="11pt" style:font-size-complex="11pt"/>
    </style:style>
    <style:style style:name="T50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b91af" style:text-outline="false" style:text-line-through-style="none" style:text-line-through-type="none" style:font-name="Consolas1" fo:font-size="9pt" fo:font-style="normal" fo:text-shadow="none" style:text-underline-style="none" fo:font-weight="normal" style:letter-kerning="true" fo:background-color="transparent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Microsoft Sans Serif" fo:font-size="10pt" style:font-size-asian="10pt" style:font-size-complex="10pt"/>
    </style:style>
    <style:style style:name="T56" style:family="text">
      <style:text-properties fo:color="#0000ff" style:font-name="Consolas" fo:font-size="9pt" style:letter-kerning="true" style:font-name-asian="Consolas1" style:font-size-asian="9pt" style:font-name-complex="Consolas1" style:font-size-complex="9pt"/>
    </style:style>
    <style:style style:name="T57" style:family="text">
      <style:text-properties fo:color="#000000" style:font-name="Consolas" fo:font-size="9pt" style:letter-kerning="true" style:font-name-asian="Consolas1" style:font-size-asian="9pt" style:font-name-complex="Consolas1" style:font-size-complex="9pt"/>
    </style:style>
    <style:style style:name="T58" style:family="text">
      <style:text-properties fo:color="#2b91af" style:font-name="Consolas" fo:font-size="9pt" style:letter-kerning="true" style:font-name-asian="Consolas1" style:font-size-asian="9pt" style:font-name-complex="Consolas1" style:font-size-complex="9pt"/>
    </style:style>
    <style:style style:name="T59" style:family="text">
      <style:text-properties style:use-window-font-color="true" style:font-name="Microsoft Sans Serif" fo:font-size="10pt" fo:language="en" fo:country="US" style:letter-kerning="true" fo:background-color="transparent" style:font-name-asian="Arial1" style:font-size-asian="10pt" style:language-asian="de" style:country-asian="CH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Microsoft Sans Serif" fo:font-size="10pt" fo:language="en" fo:country="US" style:letter-kerning="true" fo:background-color="transparent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61" style:family="text">
      <style:text-properties style:font-name="Microsoft Sans Serif" fo:font-size="10pt" fo:background-color="transparent" style:font-size-asian="10pt" style:font-size-complex="10pt"/>
    </style:style>
    <style:style style:name="T62" style:family="text">
      <style:text-properties fo:color="#000000" style:font-name="Microsoft Sans Serif" fo:font-size="10pt" style:font-size-asian="11pt" style:font-size-complex="11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letter-kerning="true" style:font-name-asian="Consolas1" style:font-size-asian="11pt" style:font-style-asian="normal" style:font-weight-asian="normal" style:font-name-complex="Consola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1" style:font-size-asian="9pt" style:font-style-asian="normal" style:font-weight-asian="normal" style:font-name-complex="Consola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letter-kerning="true" fo:background-color="transparent" style:font-name-asian="Consolas1" style:font-size-asian="11pt" style:language-asian="de" style:country-asian="CH" style:font-style-asian="normal" style:font-weight-asian="normal" style:font-name-complex="Consolas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0.1 :: 2021-03-09</text:span></text:p>
            <text:p text:style-name="P5"><text:span text:style-name="T4">YAT 2.4.0 :: 2021-01-29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77cm 22.44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9.4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</table:table-cell>
              <table:table-cell>
                <text:p text:style-name="P13"><text:span text:style-name="T7">Alt+N</text:span><text:span text:style-name="T7"><text:line-break/></text:span><text:span text:style-name="T7">Alt+P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0.708cm" svg:x="3.962cm" svg:y="4.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4">
                <text:p text:style-name="P14"><text:span text:style-name="T7">&lt;...&gt;</text:span></text:p>
              </table:table-cell>
              <table:table-cell>
                <text:p text:style-name="P13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4">
                <text:p text:style-name="P14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604cm" svg:height="8.068cm" svg:x="1.996cm" svg:y="18.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OK\!(EOL)OK\!(NoEOL)</text:span></text:p>
              </table:table-cell>
              <table:table-cell>
                <text:p text:style-name="P13"><text:span text:style-name="T7">EOL (End-Of-line) contr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Settings(19200, 7, 1))\!(Baud(19200))\!(FlowControl(1))</text:span></text:p>
              </table:table-cell>
              <table:table-cell>
                <text:p text:style-name="P13"><text:span text:style-name="T7">On-the-fly change of setting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)\!(FramingErrorsOff)\!(FramingErrors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)\!(OutputBreakOff)\!(OutputBreak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7cm">
          <draw:text-box>
            <text:p><text:span text:style-name="T16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6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6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7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8">DeviceA.yat</text:span><text:span text:style-name="T18"><text:line-break/></text:span><text:span text:style-name="T17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7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7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7">Basics.yacp</text:span><text:span text:style-name="T17"><text:line-break/></text:span><text:span text:style-name="T17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19">See screenshots at </text:span><text:span text:style-name="T20"><text:a xlink:href="https://sourceforge.net/projects/y-a-terminal" xlink:type="simple">https://sourceforge.net/projects/y-a-terminal</text:a></text:span><text:span text:style-name="T19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.7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21">→</text:span><text:span text:style-name="T11"> Settings... </text:span><text:span text:style-name="T21">→</text:span><text:span text:style-name="T11"> Advanced… </text:span><text:span text:style-name="T21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0.1 :: 2021-03-09</text:span></text:p>
            <text:p text:style-name="P5"><text:span text:style-name="T4">Albatros 1.28.01 :: 2021-03-xx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2.1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628cm" svg:x="0.996cm" svg:y="12.7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29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8">Method Group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39">Sends [multiple] text including the configured EOL sequence.</text:span></text:p>
                <text:p text:style-name="P31"><text:span text:style-name="T39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39">Returns the available message(s);</text:span></text:p>
                <text:p text:style-name="P32"><text:span text:style-name="T39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39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39">Matches the available message(s);</text:span></text:p>
                <text:p text:style-name="P32"><text:span text:style-name="T39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39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0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0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0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1">Sends text </text:span><text:span text:style-name="T39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1">Sends text without appending the </text:span><text:span text:style-name="T39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2">Sends an XOn|XOff control byte</text:span><text:span text:style-name="T39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43cm" svg:height="12.963cm" svg:x="24.558cm" svg:y="3.063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8">Method/Property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7">
              <table:table-cell table:style-name="ce14">
                <text:p text:style-name="P35"><text:span text:style-name="T43">void</text:span><text:span text:style-name="T44"> Open();</text:span><text:span text:style-name="T44"><text:line-break/></text:span><text:span text:style-name="T43">void</text:span><text:span text:style-name="T44"> Close();</text:span></text:p>
              </table:table-cell>
              <table:table-cell table:style-name="ce13">
                <text:p text:style-name="P34"><text:span text:style-name="T45">Opens/starts the connection of the terminal</text:span><text:span text:style-name="T39">.</text:span><text:span text:style-name="T39"><text:line-break/></text:span><text:span text:style-name="T39">Closes</text:span><text:span text:style-name="T45">/stops the connection of the terminal</text:span><text:span text:style-name="T39">.</text:span></text:p>
              </table:table-cell>
            </table:table-row>
            <table:table-row table:style-name="ro7">
              <table:table-cell table:style-name="ce14">
                <text:p text:style-name="P35"><text:span text:style-name="T43">bool</text:span><text:span text:style-name="T44"> IsStarted();</text:span></text:p>
                <text:p text:style-name="P35"><text:span text:style-name="T43">bool</text:span><text:span text:style-name="T44"> IsOpen();</text:span></text:p>
              </table:table-cell>
              <table:table-cell table:style-name="ce13">
                <text:p text:style-name="P34"><text:span text:style-name="T46">Returns whether the connection has been started.</text:span></text:p>
                <text:p text:style-name="P34"><text:span text:style-name="T47">Returns whether the </text:span><text:span text:style-name="T46">connection is open.</text:span></text:p>
              </table:table-cell>
            </table:table-row>
            <table:table-row table:style-name="ro9">
              <table:table-cell table:style-name="ce14">
                <text:p text:style-name="P35"><text:span text:style-name="T43">void</text:span><text:span text:style-name="T44"> GetActiveSettings(</text:span><text:span text:style-name="T44"><text:line-break/></text:span><text:span text:style-name="T44"> <text:s text:c="4"/></text:span><text:span text:style-name="T31">SerialSettings</text:span><text:span text:style-name="T44"> <text:s/>settings);</text:span><text:span text:style-name="T44"><text:line-break/></text:span><text:span text:style-name="T44"> <text:s text:c="2"/>| </text:span><text:span text:style-name="T31">NetworkSettings</text:span><text:span text:style-name="T44"> settings);</text:span></text:p>
                <text:p text:style-name="P35"><text:span text:style-name="T31"><text:s text:c="3"/></text:span><text:span text:style-name="T44">|</text:span><text:span text:style-name="T31"> USBSettings</text:span><text:span text:style-name="T44"> <text:s text:c="4"/>settings);</text:span></text:p>
              </table:table-cell>
              <table:table-cell table:style-name="ce13">
                <text:p text:style-name="P34"><text:span text:style-name="T46">Gets the settings of the connection.</text:span></text:p>
              </table:table-cell>
            </table:table-row>
            <table:table-row table:style-name="ro9">
              <table:table-cell table:style-name="ce14">
                <text:p text:style-name="P35"><text:span text:style-name="T43">void</text:span><text:span text:style-name="T44"> ChangeActiveSettings(</text:span><text:span text:style-name="T44"><text:line-break/></text:span><text:span text:style-name="T44"> <text:s text:c="4"/></text:span><text:span text:style-name="T31">SerialSettings</text:span><text:span text:style-name="T44"> <text:s/>settings);</text:span><text:span text:style-name="T44"><text:line-break/></text:span><text:span text:style-name="T44"> <text:s text:c="2"/>| </text:span><text:span text:style-name="T31">NetworkSettings</text:span><text:span text:style-name="T44"> settings);</text:span><text:span text:style-name="T44"><text:line-break/></text:span><text:span text:style-name="T44"> <text:s text:c="2"/>| </text:span><text:span text:style-name="T31">USBSettings</text:span><text:span text:style-name="T44"> <text:s text:c="4"/>settings);</text:span></text:p>
              </table:table-cell>
              <table:table-cell table:style-name="ce13">
                <text:p text:style-name="P34"><text:span text:style-name="T45">Changes the settings of the connection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void</text:span><text:span text:style-name="T44"> Break();</text:span></text:p>
              </table:table-cell>
              <table:table-cell table:style-name="ce13">
                <text:p text:style-name="P34"><text:span text:style-name="T45">Breaks all currently ongoing operations, e.g. sending of a file</text:span><text:span text:style-name="T39">.</text:span></text:p>
              </table:table-cell>
            </table:table-row>
            <table:table-row table:style-name="ro7">
              <table:table-cell table:style-name="ce14">
                <text:p text:style-name="P35"><text:span text:style-name="T43">bool</text:span><text:span text:style-name="T44"> IsSending();</text:span><text:span text:style-name="T44"><text:line-break/></text:span><text:span text:style-name="T43">bool</text:span><text:span text:style-name="T44"> IsReceiving();</text:span></text:p>
              </table:table-cell>
              <table:table-cell table:style-name="ce13">
                <text:p text:style-name="P34"><text:span text:style-name="T45">Indicates whether any send operation is currently ongoing</text:span><text:span text:style-name="T39">.</text:span><text:span text:style-name="T39"><text:line-break/></text:span><text:span text:style-name="T45">Indicates whether any receive operation is currently ongoing</text:span><text:span text:style-name="T39">.</text:span></text:p>
              </table:table-cell>
            </table:table-row>
            <table:table-row table:style-name="ro7">
              <table:table-cell table:style-name="ce14">
                <text:p text:style-name="P35"><text:span text:style-name="T43">void</text:span><text:span text:style-name="T44"> WaitWhileIsSending();</text:span><text:span text:style-name="T44"><text:line-break/></text:span><text:span text:style-name="T43">void</text:span><text:span text:style-name="T44"> WaitWhileIsReceiving();</text:span></text:p>
              </table:table-cell>
              <table:table-cell table:style-name="ce13">
                <text:p text:style-name="P34"><text:span text:style-name="T45">Waits while sending is ongoing, i.e. until 'IsSending()' </text:span><text:span text:style-name="T39"><text:line-break/></text:span><text:span text:style-name="T39">or</text:span><text:span text:style-name="T45"> 'IsReceiving()' no longer returns 'true'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bool</text:span><text:span text:style-name="T44"> HasAvailable();</text:span></text:p>
              </table:table-cell>
              <table:table-cell table:style-name="ce13">
                <text:p text:style-name="P34"><text:span text:style-name="T45">Indicates whether a message is available for the script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int</text:span><text:span text:style-name="T44"> GetAvailableCount();</text:span></text:p>
              </table:table-cell>
              <table:table-cell table:style-name="ce13">
                <text:p text:style-name="P34"><text:span text:style-name="T47">Returns the number of messages available </text:span><text:span text:style-name="T45">for the script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int</text:span><text:span text:style-name="T44"> ClearAvailable();</text:span></text:p>
              </table:table-cell>
              <table:table-cell table:style-name="ce13">
                <text:p text:style-name="P34"><text:span text:style-name="T45">Clears all </text:span><text:span text:style-name="T47">messages available</text:span><text:span text:style-name="T39">.</text:span></text:p>
              </table:table-cell>
            </table:table-row>
            <table:table-row table:style-name="ro7">
              <table:table-cell table:style-name="ce14">
                <text:p text:style-name="P35"><text:span text:style-name="T43">int</text:span><text:span text:style-name="T44"> ReceiveTimeout { </text:span><text:span text:style-name="T43">get</text:span><text:span text:style-name="T44">; s</text:span><text:span text:style-name="T43">et</text:span><text:span text:style-name="T44">; }</text:span></text:p>
              </table:table-cell>
              <table:table-cell table:style-name="ce13">
                <text:p text:style-name="P34"><text:span text:style-name="T45">The time until a receive time-out occurs, in milliseconds.</text:span><text:span text:style-name="T45"><text:line-break/></text:span><text:span text:style-name="T45">0 to switch time-out off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void</text:span><text:span text:style-name="T44"> ResetReceiveTimeout();</text:span></text:p>
              </table:table-cell>
              <table:table-cell table:style-name="ce13">
                <text:p text:style-name="P34"><text:span text:style-name="T45">Reset 'ReceiveTimeout' to 'DefaultReceiveTimeout'</text:span><text:span text:style-name="T39">.</text:span></text:p>
              </table:table-cell>
            </table:table-row>
            <table:table-row table:style-name="ro6">
              <table:table-cell table:style-name="ce14">
                <text:p text:style-name="P35"><text:span text:style-name="T43">bool</text:span><text:span text:style-name="T44"> AutoScriptIOLog { </text:span><text:span text:style-name="T43">get</text:span><text:span text:style-name="T44">; s</text:span><text:span text:style-name="T43">et</text:span><text:span text:style-name="T44">; }</text:span></text:p>
              </table:table-cell>
              <table:table-cell table:style-name="ce13">
                <text:p text:style-name="P34"><text:span text:style-name="T45">Configures logging of the script’s send and receive calls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2" draw:text-style-name="P36" draw:layer="layout" svg:width="13.816cm" svg:height="1.445cm" svg:x="16.8cm" svg:y="1.155cm">
          <draw:text-box>
            <text:p text:style-name="P21"><text:span text:style-name="T48">See [Albatros-UserDocumentation.pdf] for introduction, HowTo's and best practices.</text:span></text:p>
            <text:p text:style-name="P21"><text:span text:style-name="T48">See [Albatros-ScriptInterfaceReference.chm] f</text:span><text:span text:style-name="T49">or details and complete list of methods.</text:span></text:p>
            <text:p text:style-name="P21"><text:span text:style-name="T49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7.8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657cm)">
          <draw:text-box>
            <text:p text:style-name="P1"><text:span text:style-name="T5">ILog</text:span></text:p>
          </draw:text-box>
        </draw:frame>
        <draw:frame draw:style-name="standard" draw:layer="layout" svg:width="18.626cm" svg:height="5.962cm" svg:x="2.031cm" svg:y="18.696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6">
              <table:table-cell table:style-name="ce7">
                <text:p><text:span text:style-name="T38">Method/Property/Type</text:span></text:p>
              </table:table-cell>
              <table:table-cell table:style-name="ce8">
                <text:p text:style-name="P29"><text:span text:style-name="T38">Functionality</text:span></text:p>
              </table:table-cell>
            </table:table-row>
            <table:table-row table:style-name="ro9">
              <table:table-cell table:style-name="ce15">
                <text:p text:style-name="P35"><text:span text:style-name="T50">void</text:span><text:span text:style-name="T51"> Create()</text:span><text:span text:style-name="T52">;</text:span></text:p>
                <text:p text:style-name="P35"><text:span text:style-name="T50">void</text:span><text:span text:style-name="T51"> Create(</text:span><text:span text:style-name="T50">string</text:span><text:span text:style-name="T51"> scriptRevision)</text:span><text:span text:style-name="T52">;</text:span></text:p>
                <text:p text:style-name="P35"><text:span text:style-name="T50">void</text:span><text:span text:style-name="T51"> Create(</text:span><text:span text:style-name="T50">string</text:span><text:span text:style-name="T51"> scriptRevision, </text:span><text:span text:style-name="T50">string</text:span><text:span text:style-name="T51"> fileNameOrPath)</text:span><text:span text:style-name="T52">;</text:span></text:p>
                <text:p text:style-name="P35"><text:span text:style-name="T50">void</text:span><text:span text:style-name="T51"> Create(</text:span><text:span text:style-name="T50">string</text:span><text:span text:style-name="T51"> fileNameOrPath, </text:span><text:span text:style-name="T50">bool</text:span><text:span text:style-name="T51"> appendTimeStampToFileName)</text:span><text:span text:style-name="T52">;</text:span></text:p>
              </table:table-cell>
              <table:table-cell table:style-name="ce13">
                <text:p text:style-name="P34"><text:span text:style-name="T39">Creates a log file.</text:span></text:p>
              </table:table-cell>
            </table:table-row>
            <table:table-row table:style-name="ro10">
              <table:table-cell table:style-name="ce16">
                <text:p text:style-name="P33"><text:span text:style-name="T53">void</text:span><text:span text:style-name="T52"> WriteLine(</text:span><text:span text:style-name="T54">LogLevel</text:span><text:span text:style-name="T52"> logLevel, </text:span><text:span text:style-name="T53">string</text:span><text:span text:style-name="T52"> message);</text:span></text:p>
                <text:p text:style-name="P33"><text:span text:style-name="T53">void</text:span><text:span text:style-name="T52"> WriteLine(</text:span><text:span text:style-name="T54">LogLevel</text:span><text:span text:style-name="T52"> logLevel, </text:span><text:span text:style-name="T53">string</text:span><text:span text:style-name="T52"> format, </text:span><text:span text:style-name="T53">params</text:span><text:span text:style-name="T52"> </text:span><text:span text:style-name="T53">object</text:span><text:span text:style-name="T52">[] args);</text:span></text:p>
              </table:table-cell>
              <table:table-cell table:style-name="ce13">
                <text:p text:style-name="P34"><text:span text:style-name="T45">Log a (formatted) text line.</text:span></text:p>
              </table:table-cell>
            </table:table-row>
            <table:table-row table:style-name="ro10">
              <table:table-cell table:style-name="ce16">
                <text:p text:style-name="P33"><text:span text:style-name="T54">LogLevel</text:span><text:span text:style-name="T52"> { Fatal = 1, Error = 10, Warning = 100,</text:span><text:span text:style-name="T52"><text:line-break/></text:span><text:span text:style-name="T52"> <text:s text:c="20"/>Info = 1000, DbgInfo = 10000 }</text:span></text:p>
              </table:table-cell>
              <table:table-cell table:style-name="ce13">
                <text:p text:style-name="P34"><text:span text:style-name="T55">Log level values.</text:span></text:p>
              </table:table-cell>
            </table:table-row>
            <table:table-row table:style-name="ro6">
              <table:table-cell table:style-name="ce16">
                <text:p text:style-name="P33"><text:span text:style-name="T54">LogLevel</text:span><text:span text:style-name="T52"> LogLevelThreshold { </text:span><text:span text:style-name="T53">get</text:span><text:span text:style-name="T52">; </text:span><text:span text:style-name="T53">set</text:span><text:span text:style-name="T52">; }</text:span></text:p>
              </table:table-cell>
              <table:table-cell table:style-name="ce13">
                <text:p text:style-name="P34"><text:span text:style-name="T45">The level that shall be logged.</text:span></text:p>
              </table:table-cell>
            </table:table-row>
            <table:table-row table:style-name="ro6">
              <table:table-cell table:style-name="ce16">
                <text:p text:style-name="P33"><text:span text:style-name="T53">bool</text:span><text:span text:style-name="T52"> ForwardLogDataToScriptEngineDialog { </text:span><text:span text:style-name="T53">get</text:span><text:span text:style-name="T52">; </text:span><text:span text:style-name="T53">set</text:span><text:span text:style-name="T52">; }</text:span></text:p>
              </table:table-cell>
              <table:table-cell table:style-name="ce13">
                <text:p text:style-name="P34"><text:span text:style-name="T45">Log content is also shown to user.</text:span></text:p>
              </table:table-cell>
            </table:table-row>
            <table:table-row table:style-name="ro6">
              <table:table-cell table:style-name="ce16">
                <text:p text:style-name="P33"><text:span text:style-name="T53">void</text:span><text:span text:style-name="T52"> Close(</text:span><text:span text:style-name="T53">int</text:span><text:span text:style-name="T52"> result);</text:span></text:p>
              </table:table-cell>
              <table:table-cell table:style-name="ce13">
                <text:p text:style-name="P34"><text:span text:style-name="T55">Closes the log file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0.96cm)">
          <draw:text-box>
            <text:p text:style-name="P1"><text:span text:style-name="T5">ITerminal</text:span></text:p>
          </draw:text-box>
        </draw:frame>
        <draw:frame draw:style-name="standard" draw:layer="layout" svg:width="17.816cm" svg:height="6.122cm" svg:x="21.1cm" svg:y="16.1cm">
          <table:table table:template-name="default" table:use-banding-rows-styles="true">
            <table:table-column table:style-name="co18"/>
            <table:table-column table:style-name="co19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45">Gets the ID of the active terminal</text:span><text:span text:style-name="T39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46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45">Get the number of the available terminals;</text:span><text:span text:style-name="T39">.</text:span></text:p>
              </table:table-cell>
            </table:table-row>
            <table:table-row table:style-name="ro11">
              <table:table-cell table:style-name="ce14">
                <text:p text:style-name="P35"><text:span text:style-name="T43">void</text:span><text:span text:style-name="T44"> Open(</text:span><text:span text:style-name="T43">string</text:span><text:span text:style-name="T44"> portName);</text:span><text:span text:style-name="T44"><text:line-break/></text:span><text:span text:style-name="T43">void</text:span><text:span text:style-name="T44"> Open(</text:span><text:span text:style-name="T31">SerialPortSettings</text:span><text:span text:style-name="T44"> <text:s text:c="5"/>settings);</text:span><text:span text:style-name="T44"><text:line-break/></text:span><text:span text:style-name="T43">void</text:span><text:span text:style-name="T44"> Open(</text:span><text:span text:style-name="T31">TCPIPClientSettings</text:span><text:span text:style-name="T44"> <text:s text:c="4"/>settings);</text:span></text:p>
                <text:p text:style-name="P35"><text:span text:style-name="T43">void</text:span><text:span text:style-name="T44"> Open(</text:span><text:span text:style-name="T31">TCPIPServerSettings</text:span><text:span text:style-name="T44"> <text:s text:c="4"/>settings);</text:span></text:p>
                <text:p text:style-name="P35"><text:span text:style-name="T43">void</text:span><text:span text:style-name="T44"> Open(</text:span><text:span text:style-name="T31">TCPIPAutoSocketSettings</text:span><text:span text:style-name="T44"> settings);</text:span></text:p>
                <text:p text:style-name="P35"><text:span text:style-name="T43">void</text:span><text:span text:style-name="T44"> Open(</text:span><text:span text:style-name="T31">USBSerHIDSettings</text:span><text:span text:style-name="T44"> <text:s text:c="6"/>settings);</text:span></text:p>
              </table:table-cell>
              <table:table-cell table:style-name="ce13">
                <text:p text:style-name="P34"><text:span text:style-name="T55">Creates or opens a terminal with given settings.</text:span></text:p>
              </table:table-cell>
            </table:table-row>
            <table:table-row table:style-name="ro6">
              <table:table-cell table:style-name="ce14">
                <text:p text:style-name="P35"><text:span text:style-name="T56">void</text:span><text:span text:style-name="T57"> GetActiveSettings(</text:span><text:span text:style-name="T56">out</text:span><text:span text:style-name="T57"> </text:span><text:span text:style-name="T58">TerminalSettings</text:span><text:span text:style-name="T57"> settings)</text:span><text:span text:style-name="T44">;</text:span></text:p>
              </table:table-cell>
              <table:table-cell table:style-name="ce13">
                <text:p text:style-name="P34"><text:span text:style-name="T55">Gets the settings of the terminal.</text:span></text:p>
              </table:table-cell>
            </table:table-row>
            <table:table-row table:style-name="ro6">
              <table:table-cell table:style-name="ce14">
                <text:p text:style-name="P35"><text:span text:style-name="T56">void</text:span><text:span text:style-name="T57"> ChangeActiveSettings(</text:span><text:span text:style-name="T58">TerminalSettings</text:span><text:span text:style-name="T57"> settings)</text:span><text:span text:style-name="T44">;</text:span></text:p>
              </table:table-cell>
              <table:table-cell table:style-name="ce13">
                <text:p text:style-name="P34"><text:span text:style-name="T55">Changes the settings of the terminal.</text:span></text:p>
              </table:table-cell>
            </table:table-row>
            <table:table-row table:style-name="ro6">
              <table:table-cell table:style-name="ce14">
                <text:p text:style-name="P35"><text:span text:style-name="T56">void</text:span><text:span text:style-name="T57"> Close()</text:span><text:span text:style-name="T44">;</text:span></text:p>
              </table:table-cell>
              <table:table-cell table:style-name="ce13">
                <text:p text:style-name="P34"><text:span text:style-name="T55">Closes the terminal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4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329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4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9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1">Exits the script immediately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795cm)">
          <draw:text-box>
            <text:p text:style-name="P1"><text:span text:style-name="T5">IUser</text:span></text:p>
          </draw:text-box>
        </draw:frame>
        <draw:frame draw:style-name="standard" draw:layer="layout" svg:width="15.351cm" svg:height="3.532cm" svg:x="5.285cm" svg:y="24.895cm">
          <table:table table:template-name="default" table:use-banding-rows-styles="true">
            <table:table-column table:style-name="co22"/>
            <table:table-column table:style-name="co23"/>
            <table:table-row table:style-name="ro10">
              <table:table-cell table:style-name="ce16">
                <text:p text:style-name="P38"><text:span text:style-name="T53">void</text:span><text:span text:style-name="T52"> WriteLine(</text:span><text:span text:style-name="T53">string</text:span><text:span text:style-name="T52"> message);</text:span></text:p>
                <text:p text:style-name="P38"><text:span text:style-name="T53">void</text:span><text:span text:style-name="T52"> WriteLine(</text:span><text:span text:style-name="T53">string</text:span><text:span text:style-name="T52"> format, </text:span><text:span text:style-name="T53">params</text:span><text:span text:style-name="T52"> </text:span><text:span text:style-name="T53">object</text:span><text:span text:style-name="T52">[] args);</text:span></text:p>
              </table:table-cell>
              <table:table-cell table:style-name="ce13">
                <text:p text:style-name="P34"><text:span text:style-name="T45">Write a (formatted) text line.</text:span></text:p>
              </table:table-cell>
            </table:table-row>
            <table:table-row table:style-name="ro6">
              <table:table-cell table:style-name="ce16">
                <text:p text:style-name="P33"><text:span text:style-name="T53">void</text:span><text:span text:style-name="T52"> ClearOutput();</text:span></text:p>
              </table:table-cell>
              <table:table-cell table:style-name="ce13">
                <text:p text:style-name="P34"><text:span text:style-name="T45">Clears the user output.</text:span></text:p>
              </table:table-cell>
            </table:table-row>
            <table:table-row table:style-name="ro6">
              <table:table-cell table:style-name="ce16">
                <text:p text:style-name="P33"><text:span text:style-name="T53">void</text:span><text:span text:style-name="T52"> Beep();</text:span></text:p>
              </table:table-cell>
              <table:table-cell table:style-name="ce13">
                <text:p text:style-name="P34"><text:span text:style-name="T45">Plays a system beep.</text:span></text:p>
              </table:table-cell>
            </table:table-row>
            <table:table-row table:style-name="ro6">
              <table:table-cell table:style-name="ce16">
                <text:p text:style-name="P33"><text:span text:style-name="T53">double</text:span><text:span text:style-name="T52"> InputValue(</text:span><text:span text:style-name="T53">string</text:span><text:span text:style-name="T52"> message);</text:span></text:p>
              </table:table-cell>
              <table:table-cell table:style-name="ce13">
                <text:p text:style-name="P34"><text:span text:style-name="T55">Requests a value from user.</text:span></text:p>
              </table:table-cell>
            </table:table-row>
            <table:table-row table:style-name="ro6">
              <table:table-cell table:style-name="ce16">
                <text:p text:style-name="P33"><text:span text:style-name="T53">string</text:span><text:span text:style-name="T52"> InputText(</text:span><text:span text:style-name="T53">string</text:span><text:span text:style-name="T52"> message);</text:span></text:p>
              </table:table-cell>
              <table:table-cell table:style-name="ce13">
                <text:p text:style-name="P34"><text:span text:style-name="T55">Requests a text from user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6" draw:text-style-name="P26" draw:layer="layout" svg:width="3.55cm" svg:height="0.903cm" svg:x="21.05cm" svg:y="28.4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2"> triggers a send request, </text:span><text:span text:style-name="T63">the actual sending happens asynchronously.</text:span></text:p>
            <text:p><text:span text:style-name="T27">Receive</text:span><text:span text:style-name="T62"> handles available message(s); or waits for message(s) until a 'ReceiveTimeout' occurs.</text:span></text:p>
          </draw:text-box>
        </draw:frame>
        <draw:frame draw:style-name="standard" draw:layer="layout" svg:width="19.891cm" svg:height="2.643cm" svg:x="21.077cm" svg:y="25.759cm">
          <table:table table:template-name="default" table:use-banding-rows-styles="true">
            <table:table-column table:style-name="co24"/>
            <table:table-column table:style-name="co25"/>
            <table:table-row table:style-name="ro12">
              <table:table-cell table:style-name="ce14">
                <text:p text:style-name="P40"><text:span text:style-name="T64">//css_import .\SomeMoreCode.cs;</text:span></text:p>
              </table:table-cell>
              <table:table-cell table:style-name="ce17">
                <text:p text:style-name="P37"><text:span text:style-name="T59">Import code files, same as </text:span><text:span text:style-name="T65">#include</text:span><text:span text:style-name="T59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ference .\SomeAssembly.dll;</text:span></text:p>
              </table:table-cell>
              <table:table-cell table:style-name="ce17">
                <text:p text:style-name="P37"><text:span text:style-name="T60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source .\SomeForm.resx, .\Project.SomeForm.resources;</text:span></text:p>
              </table:table-cell>
              <table:table-cell table:style-name="ce17">
                <text:p text:style-name="P37"><text:span text:style-name="T60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searchdir ..\Assemblies;</text:span></text:p>
              </table:table-cell>
              <table:table-cell table:style-name="ce17">
                <text:p text:style-name="P37"><text:span text:style-name="T61">Alternative to using relative paths in directives above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Microsoft Sans Serif2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onsolas2" svg:font-family="Consolas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3" svg:font-family="Consolas" style:font-family-generic="modern" style:font-pitch="variable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4" svg:font-family="'Microsoft Sans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1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de" style:country-asian="CH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3-09T13:37:02.284000000</dc:date>
    <meta:editing-duration>PT1H45M45S</meta:editing-duration>
    <meta:editing-cycles>28</meta:editing-cycles>
    <meta:generator>LibreOffice/6.4.7.2$Windows_X86_64 LibreOffice_project/639b8ac485750d5696d7590a72ef1b496725cfb5</meta:generator>
    <meta:document-statistic meta:object-count="52"/>
  </office:meta>
</office:document-meta>
</file>